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02cm" svg:stroke-color="#000000" draw:marker-start-width="0.356cm" draw:marker-end="Arrow" draw:marker-end-width="0.305cm" draw:fill="none" draw:textarea-horizontal-align="justify" draw:textarea-vertical-align="middle" draw:auto-grow-height="false" fo:min-height="1.355cm" fo:min-width="1.105cm" fo:padding-top="0.176cm" fo:padding-bottom="0.176cm" fo:padding-left="0.301cm" fo:padding-right="0.301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="Arrow" draw:marker-end-width="0.305cm" draw:fill="none" draw:textarea-horizontal-align="justify" draw:textarea-vertical-align="middle" draw:auto-grow-height="false" fo:min-height="1.355cm" fo:min-width="1.308cm" fo:padding-top="0.176cm" fo:padding-bottom="0.176cm" fo:padding-left="0.301cm" fo:padding-right="0.301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="Arrow" draw:marker-end-width="0.305cm" draw:fill="none" draw:textarea-horizontal-align="justify" draw:textarea-vertical-align="middle" draw:auto-grow-height="false" fo:min-height="1.355cm" fo:min-width="2.639cm" fo:padding-top="0.176cm" fo:padding-bottom="0.176cm" fo:padding-left="0.301cm" fo:padding-right="0.301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2cm" svg:stroke-color="#000000" draw:marker-start-width="0.356cm" draw:marker-end="Arrow" draw:marker-end-width="0.305cm" draw:fill="solid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6" style:family="graphic" style:parent-style-name="objectwithoutfill">
      <style:graphic-properties svg:stroke-width="0.102cm" svg:stroke-color="#000000" draw:marker-start-width="0.509cm" draw:marker-end="Arrow" draw:marker-end-width="0.305cm" draw:fill="solid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gr7" style:family="graphic" style:parent-style-name="objectwithoutfill">
      <style:graphic-properties svg:stroke-width="0.102cm" svg:stroke-color="#000000" draw:marker-start-width="0.356cm" draw:marker-end="Arrowheads_20_1" draw:marker-end-width="0.33cm" draw:fill="none" loext:fill-use-slide-background="fals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2" xml:id="id4" draw:id="id4" draw:layer="layout" svg:width="2.413cm" svg:height="2.413cm" svg:x="1.908cm" svg:y="2.324cm">
              <text:p text:style-name="P1">Off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" draw:id="id1" draw:layer="layout" svg:width="2.7cm" svg:height="2.413cm" svg:x="6.734cm" svg:y="2.317cm">
              <text:p text:style-name="P1">Arm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xml:id="id2" draw:id="id2" draw:layer="layout" svg:width="2.413cm" svg:height="2.413cm" svg:x="11.421cm" svg:y="2.317cm">
              <text:p text:style-name="P1">Fi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3" draw:id="id3" draw:layer="layout" svg:width="4.583cm" svg:height="2.413cm" svg:x="16.121cm" svg:y="2.317cm">
              <text:p text:style-name="P1"><text:span text:style-name="T1">Release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onnector draw:style-name="gr5" draw:text-style-name="P4" draw:layer="layout" draw:type="curve" svg:x1="9.434cm" svg:y1="3.524cm" svg:x2="11.421cm" svg:y2="3.524cm" draw:start-shape="id1" draw:start-glue-point="10" draw:end-shape="id2" draw:end-glue-point="6" svg:d="M9434 3524h1987" svg:viewBox="0 0 1988 1">
              <text:p text:style-name="P3">exec</text:p>
              <text:p text:style-name="P3">target</text:p>
            </draw:connector>
            <draw:connector draw:style-name="gr5" draw:text-style-name="P4" draw:layer="layout" draw:type="curve" svg:x1="13.834cm" svg:y1="3.524cm" svg:x2="16.121cm" svg:y2="3.524cm" draw:start-shape="id2" draw:start-glue-point="10" draw:end-shape="id3" draw:end-glue-point="6" svg:d="M13834 3524h2287" svg:viewBox="0 0 2288 1">
              <text:p text:style-name="P3">exec</text:p>
              <text:p text:style-name="P3">release</text:p>
            </draw:connector>
            <draw:connector draw:style-name="gr5" draw:text-style-name="P4" draw:layer="layout" draw:type="curve" svg:x1="7.129cm" svg:y1="2.67cm" svg:x2="3.115cm" svg:y2="2.324cm" draw:start-shape="id1" draw:start-glue-point="5" draw:end-shape="id4" draw:end-glue-point="4" svg:d="M7129 2670c0-1357-4014-1184-4014-346" svg:viewBox="0 0 4015 998">
              <text:p text:style-name="P3">exec off</text:p>
            </draw:connector>
            <draw:connector draw:style-name="gr5" draw:text-style-name="P4" draw:layer="layout" draw:type="curve" svg:x1="12.628cm" svg:y1="4.73cm" svg:x2="3.115cm" svg:y2="4.737cm" draw:start-shape="id2" draw:start-glue-point="8" draw:end-shape="id4" draw:end-glue-point="8" svg:d="M12628 4730c0 837-9513 833-9513 7" svg:viewBox="0 0 9514 628">
              <text:p text:style-name="P3"/>
              <text:p text:style-name="P3"/>
              <text:p text:style-name="P3">exec off </text:p>
            </draw:connector>
            <draw:connector draw:style-name="gr5" draw:text-style-name="P4" draw:layer="layout" draw:type="curve" draw:line-skew="-0.65cm" svg:x1="7.129cm" svg:y1="2.67cm" svg:x2="9.039cm" svg:y2="2.67cm" draw:start-shape="id1" draw:start-glue-point="5" draw:end-shape="id1" draw:end-glue-point="11" svg:d="M7129 2670c0-2332 1910-2332 1910 0" svg:viewBox="0 0 1911 1750">
              <text:p text:style-name="P3">trap on, release</text:p>
              <text:p text:style-name="P3"/>
              <text:p text:style-name="P3"/>
              <text:p text:style-name="P3"/>
              <text:p text:style-name="P3"/>
            </draw:connector>
            <draw:connector draw:style-name="gr5" draw:text-style-name="P4" draw:layer="layout" draw:type="curve" draw:line-skew="-0.069cm" svg:x1="11.774cm" svg:y1="2.67cm" svg:x2="13.481cm" svg:y2="2.67cm" draw:start-shape="id2" draw:start-glue-point="5" draw:end-shape="id2" draw:end-glue-point="11" svg:d="M11774 2670c0-1461 1707-1461 1707 0" svg:viewBox="0 0 1708 1097">
              <text:p text:style-name="P3">trap on, target</text:p>
              <text:p text:style-name="P3"/>
              <text:p text:style-name="P3"/>
              <text:p text:style-name="P3"/>
            </draw:connector>
            <draw:connector draw:style-name="gr5" draw:text-style-name="P4" draw:layer="layout" draw:type="curve" svg:x1="16.792cm" svg:y1="2.67cm" svg:x2="20.033cm" svg:y2="2.67cm" draw:start-shape="id3" draw:start-glue-point="5" draw:end-shape="id3" draw:end-glue-point="11" svg:d="M16792 2670c0-1357 3241-1357 3241 0" svg:viewBox="0 0 3242 1019">
              <text:p text:style-name="P3">trap on, off,</text:p>
              <text:p text:style-name="P3">target, release</text:p>
              <text:p text:style-name="P3"/>
              <text:p text:style-name="P3"/>
              <text:p text:style-name="P3"/>
              <text:p text:style-name="P3"/>
            </draw:connector>
            <draw:connector draw:style-name="gr6" draw:text-style-name="P4" draw:layer="layout" draw:type="curve" draw:line-skew="-0.075cm -0.015cm" svg:x1="1.908cm" svg:y1="3.531cm" svg:x2="3.115cm" svg:y2="2.324cm" draw:start-shape="id4" draw:start-glue-point="6" draw:end-shape="id4" draw:end-glue-point="4" svg:d="M1908 3531c-940 0-784-888-247-1403s1454-656 1454 196" svg:viewBox="0 0 1886 1819">
              <text:p text:style-name="P3">trap off, target,</text:p>
              <text:p text:style-name="P3">release</text:p>
              <text:p text:style-name="P3"/>
              <text:p text:style-name="P3"/>
              <text:p text:style-name="P3"/>
              <text:p text:style-name="P3"/>
              <text:p text:style-name="P3"/>
            </draw:connector>
            <draw:connector draw:style-name="gr7" draw:text-style-name="P5" draw:layer="layout" draw:type="line" svg:x1="4.321cm" svg:y1="3.531cm" svg:x2="6.734cm" svg:y2="3.524cm" draw:start-shape="id4" draw:start-glue-point="10" draw:end-shape="id1" draw:end-glue-point="6" svg:d="M4321 3531l2413-7" svg:viewBox="0 0 2414 8">
              <text:p text:style-name="P3">exec</text:p>
              <text:p text:style-name="P3">on</text:p>
            </draw:connector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82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20:54:29.155899346</meta:creation-date>
    <dc:date>2023-11-07T21:11:50.107507976</dc:date>
    <meta:editing-duration>PT1M10S</meta:editing-duration>
    <meta:editing-cycles>2</meta:editing-cycles>
    <meta:generator>LibreOffice/7.6.2.1$Linux_X86_64 LibreOffice_project/60$Build-1</meta:generator>
    <meta:document-statistic meta:object-count="15"/>
  </office:meta>
</office:document-meta>
</file>